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"Hey, folks. We're sailin' east. Ya comin'?"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"No problemo—! Chop, chop! We're about to set
sail!"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5+01:00</meta:creation-date>
    <dc:date>2020-02-22T11:0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